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b8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ff0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c0c0c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67cm" fo:min-width="0.36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svg:stroke-color="#cc66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c0c0c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b8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2.178cm"/>
    </style:style>
    <style:style style:name="gr21" style:family="graphic" style:parent-style-name="standard">
      <style:graphic-properties svg:stroke-width="0.1cm" svg:stroke-color="#ff3366" draw:fill="solid" draw:fill-color="#ff0000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cm" draw:fill="none" draw:fill-color="#ff0000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4cm" svg:height="1.164cm" svg:x="11.008cm" svg:y="10.974cm">
          <draw:image xlink:href="../TrafficLightRed.gif" xlink:type="simple" xlink:show="embed" xlink:actuate="onLoad">
            <text:p/>
          </draw:image>
        </draw:frame>
        <draw:frame draw:style-name="gr1" draw:text-style-name="P1" draw:layer="layout" svg:width="1.164cm" svg:height="1.164cm" svg:x="11.041cm" svg:y="8.032cm">
          <draw:image xlink:href="../TrafficLightGreen.gif" xlink:type="simple" xlink:show="embed" xlink:actuate="onLoad">
            <text:p/>
          </draw:image>
        </draw:frame>
        <draw:frame draw:style-name="gr1" draw:text-style-name="P1" draw:layer="layout" svg:width="1.064cm" svg:height="1.064cm" svg:x="11.105cm" svg:y="5.352cm">
          <draw:image xlink:href="../TrafficLightAmber.gif" xlink:type="simple" xlink:show="embed" xlink:actuate="onLoad">
            <text:p/>
          </draw:image>
        </draw:frame>
        <draw:frame draw:style-name="gr1" draw:text-style-name="P1" draw:layer="layout" svg:width="2.087cm" svg:height="1.692cm" svg:x="14.596cm" svg:y="2.389cm">
          <draw:image xlink:href="../Racing%20Signals%20(on%20USB)/RacingSignals/Pictures/Symbol_Horn.png" xlink:type="simple" xlink:show="embed" xlink:actuate="onLoad">
            <text:p/>
          </draw:image>
        </draw:frame>
        <draw:frame draw:style-name="gr1" draw:text-style-name="P1" draw:layer="layout" svg:width="2.313cm" svg:height="1.607cm" svg:x="10.578cm" svg:y="7.782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1" draw:text-style-name="P1" draw:layer="layout" svg:width="2.313cm" svg:height="1.607cm" svg:x="10.478cm" svg:y="10.721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1" draw:text-style-name="P1" draw:layer="layout" svg:width="2.313cm" svg:height="1.607cm" svg:x="10.545cm" svg:y="13.838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1" draw:text-style-name="P1" draw:layer="layout" svg:width="1.579cm" svg:height="2.256cm" svg:x="11.324cm" svg:y="1.989cm">
          <draw:image xlink:href="../Racing%20Signals%20(on%20USB)/RacingSignals/Pictures/SPST-NO_relay_symbol.png" xlink:type="simple" xlink:show="embed" xlink:actuate="onLoad">
            <text:p/>
          </draw:image>
        </draw:frame>
        <draw:line draw:style-name="gr2" draw:text-style-name="P1" draw:layer="layout" svg:x1="12.369cm" svg:y1="3.969cm" svg:x2="15.148cm" svg:y2="3.969cm">
          <text:p/>
        </draw:line>
        <draw:line draw:style-name="gr3" draw:text-style-name="P1" draw:id="id1" draw:layer="layout" svg:x1="15.148cm" svg:y1="1.422cm" svg:x2="15.148cm" svg:y2="2.58cm">
          <text:p/>
        </draw:line>
        <draw:line draw:style-name="gr3" draw:text-style-name="P1" draw:layer="layout" svg:x1="11.576cm" svg:y1="2.249cm" svg:x2="3.804cm" svg:y2="2.249cm">
          <text:p/>
        </draw:line>
        <draw:connector draw:style-name="gr3" draw:text-style-name="P1" draw:layer="layout" svg:x1="15.148cm" svg:y1="1.422cm" svg:x2="1.985cm" svg:y2="1.422cm" draw:start-shape="id1" draw:start-glue-point="0" svg:d="m15148 1422h-6852v0h-6311">
          <text:p/>
        </draw:connector>
        <draw:line draw:style-name="gr3" draw:text-style-name="P1" draw:layer="layout" svg:x1="12.336cm" svg:y1="2.282cm" svg:x2="12.336cm" svg:y2="1.753cm">
          <text:p/>
        </draw:line>
        <draw:line draw:style-name="gr4" draw:text-style-name="P1" draw:layer="layout" svg:x1="12.336cm" svg:y1="1.786cm" svg:x2="2.613cm" svg:y2="1.786cm">
          <text:p/>
        </draw:line>
        <draw:line draw:style-name="gr5" draw:text-style-name="P1" draw:layer="layout" svg:x1="11.642cm" svg:y1="15.511cm" svg:x2="6.218cm" svg:y2="15.511cm">
          <text:p/>
        </draw:line>
        <draw:line draw:style-name="gr5" draw:text-style-name="P1" draw:layer="layout" svg:x1="11.642cm" svg:y1="12.37cm" svg:x2="6.185cm" svg:y2="12.37cm">
          <text:p/>
        </draw:line>
        <draw:line draw:style-name="gr5" draw:text-style-name="P1" draw:layer="layout" svg:x1="11.642cm" svg:y1="9.392cm" svg:x2="6.218cm" svg:y2="9.392cm">
          <text:p/>
        </draw:line>
        <draw:line draw:style-name="gr5" draw:text-style-name="P1" draw:layer="layout" svg:x1="11.642cm" svg:y1="6.615cm" svg:x2="6.119cm" svg:y2="6.615cm">
          <text:p/>
        </draw:line>
        <draw:line draw:style-name="gr5" draw:text-style-name="P1" draw:layer="layout" svg:x1="11.642cm" svg:y1="3.969cm" svg:x2="6.185cm" svg:y2="3.969cm">
          <text:p/>
        </draw:line>
        <draw:line draw:style-name="gr5" draw:text-style-name="P1" draw:layer="layout" svg:x1="6.218cm" svg:y1="3.969cm" svg:x2="6.218cm" svg:y2="16.801cm">
          <text:p/>
        </draw:line>
        <draw:line draw:style-name="gr6" draw:text-style-name="P1" draw:layer="layout" svg:x1="11.675cm" svg:y1="4.994cm" svg:x2="4.134cm" svg:y2="4.994cm">
          <text:p/>
        </draw:line>
        <draw:line draw:style-name="gr4" draw:text-style-name="P1" draw:layer="layout" svg:x1="11.676cm" svg:y1="7.872cm" svg:x2="4.73cm" svg:y2="7.872cm">
          <text:p/>
        </draw:line>
        <draw:line draw:style-name="gr7" draw:text-style-name="P1" draw:layer="layout" svg:x1="11.676cm" svg:y1="10.782cm" svg:x2="5.259cm" svg:y2="10.782cm">
          <text:p/>
        </draw:line>
        <draw:line draw:style-name="gr8" draw:text-style-name="P1" draw:layer="layout" svg:x1="11.676cm" svg:y1="13.891cm" svg:x2="5.722cm" svg:y2="13.891cm">
          <text:p/>
        </draw:line>
        <draw:line draw:style-name="gr6" draw:text-style-name="P1" draw:layer="layout" svg:x1="4.267cm" svg:y1="4.994cm" svg:x2="4.267cm" svg:y2="16.801cm">
          <text:p/>
        </draw:line>
        <draw:line draw:style-name="gr4" draw:text-style-name="P1" draw:layer="layout" svg:x1="4.797cm" svg:y1="7.806cm" svg:x2="4.797cm" svg:y2="16.834cm">
          <text:p/>
        </draw:line>
        <draw:line draw:style-name="gr7" draw:text-style-name="P1" draw:layer="layout" svg:x1="5.259cm" svg:y1="10.782cm" svg:x2="5.259cm" svg:y2="16.802cm">
          <text:p/>
        </draw:line>
        <draw:line draw:style-name="gr8" draw:text-style-name="P1" draw:layer="layout" svg:x1="5.689cm" svg:y1="13.825cm" svg:x2="5.689cm" svg:y2="16.736cm">
          <text:p/>
        </draw:line>
        <draw:line draw:style-name="gr3" draw:text-style-name="P1" draw:layer="layout" svg:x1="3.837cm" svg:y1="2.249cm" svg:x2="3.837cm" svg:y2="16.802cm">
          <text:p/>
        </draw:line>
        <draw:line draw:style-name="gr3" draw:text-style-name="P1" draw:layer="layout" svg:x1="2.018cm" svg:y1="1.389cm" svg:x2="2.018cm" svg:y2="24.011cm">
          <text:p/>
        </draw:line>
        <draw:line draw:style-name="gr4" draw:text-style-name="P1" draw:layer="layout" svg:x1="2.613cm" svg:y1="1.786cm" svg:x2="2.613cm" svg:y2="23.945cm">
          <text:p/>
        </draw:line>
        <draw:frame draw:style-name="gr1" draw:text-style-name="P1" draw:layer="layout" svg:width="2.313cm" svg:height="1.607cm" svg:x="10.576cm" svg:y="5.017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9" draw:text-style-name="P2" draw:layer="layout" svg:width="1.025cm" svg:height="1.083cm" svg:x="9.986cm" svg:y="5.325cm">
          <draw:text-box>
            <text:p><text:span text:style-name="T1">Y</text:span></text:p>
          </draw:text-box>
        </draw:frame>
        <draw:frame draw:style-name="gr9" draw:text-style-name="P2" draw:layer="layout" svg:width="1.025cm" svg:height="1.083cm" svg:x="9.987cm" svg:y="8.137cm">
          <draw:text-box>
            <text:p><text:span text:style-name="T1">G</text:span></text:p>
          </draw:text-box>
        </draw:frame>
        <draw:frame draw:style-name="gr9" draw:text-style-name="P2" draw:layer="layout" svg:width="1.025cm" svg:height="1.083cm" svg:x="9.987cm" svg:y="11.015cm">
          <draw:text-box>
            <text:p><text:span text:style-name="T1">R</text:span></text:p>
          </draw:text-box>
        </draw:frame>
        <draw:frame draw:style-name="gr9" draw:text-style-name="P2" draw:layer="layout" svg:width="1.025cm" svg:height="1.083cm" svg:x="9.987cm" svg:y="14.123cm">
          <draw:text-box>
            <text:p><text:span text:style-name="T1">W</text:span></text:p>
          </draw:text-box>
        </draw:frame>
        <draw:frame draw:style-name="gr10" draw:text-style-name="P3" draw:layer="layout" svg:width="5.417cm" svg:height="0.687cm" svg:x="6.879cm" svg:y="17.066cm">
          <draw:text-box>
            <text:p><text:span text:style-name="T2">Harting 0933 006 2601 male</text:span></text:p>
          </draw:text-box>
        </draw:frame>
        <draw:frame draw:style-name="gr10" draw:text-style-name="P3" draw:layer="layout" svg:width="5.747cm" svg:height="0.687cm" svg:x="6.88cm" svg:y="17.53cm">
          <draw:text-box>
            <text:p><text:span text:style-name="T2">Harting 0933 006 2701 female</text:span></text:p>
          </draw:text-box>
        </draw:frame>
        <draw:frame draw:style-name="gr10" draw:text-style-name="P3" draw:layer="layout" svg:width="5.438cm" svg:height="0.687cm" svg:x="6.881cm" svg:y="17.961cm">
          <draw:text-box>
            <text:p><text:span text:style-name="T2">Harting 1930 006 1750 hood</text:span></text:p>
          </draw:text-box>
        </draw:frame>
        <draw:line draw:style-name="gr11" draw:text-style-name="P1" draw:layer="layout" svg:x1="3.837cm" svg:y1="18.918cm" svg:x2="3.837cm" svg:y2="23.945cm">
          <text:p/>
        </draw:line>
        <draw:line draw:style-name="gr12" draw:text-style-name="P1" draw:layer="layout" svg:x1="4.334cm" svg:y1="18.919cm" svg:x2="4.334cm" svg:y2="23.946cm">
          <text:p/>
        </draw:line>
        <draw:line draw:style-name="gr13" draw:text-style-name="P1" draw:layer="layout" svg:x1="4.763cm" svg:y1="18.919cm" svg:x2="4.763cm" svg:y2="23.946cm">
          <text:p/>
        </draw:line>
        <draw:line draw:style-name="gr14" draw:text-style-name="P1" draw:layer="layout" svg:x1="5.226cm" svg:y1="18.82cm" svg:x2="5.226cm" svg:y2="23.944cm">
          <text:p/>
        </draw:line>
        <draw:line draw:style-name="gr15" draw:text-style-name="P1" draw:layer="layout" svg:x1="5.755cm" svg:y1="18.919cm" svg:x2="5.755cm" svg:y2="23.946cm">
          <text:p/>
        </draw:line>
        <draw:line draw:style-name="gr16" draw:text-style-name="P1" draw:layer="layout" svg:x1="6.185cm" svg:y1="18.952cm" svg:x2="6.185cm" svg:y2="26.689cm">
          <text:p/>
        </draw:line>
        <draw:line draw:style-name="gr17" draw:text-style-name="P1" draw:layer="layout" svg:x1="6.747cm" svg:y1="18.92cm" svg:x2="6.747cm" svg:y2="26.723cm">
          <text:p/>
        </draw:line>
        <draw:frame draw:style-name="gr10" draw:text-style-name="P5" draw:layer="layout" svg:width="3.11cm" svg:height="0.738cm" svg:x="3.473cm" svg:y="17.431cm">
          <draw:text-box>
            <text:p text:style-name="P4"><text:span text:style-name="T1">1 <text:s/>2 <text:s/>3 <text:s/>4 <text:s/>5 <text:s/>6</text:span></text:p>
          </draw:text-box>
        </draw:frame>
        <draw:frame draw:style-name="gr10" draw:text-style-name="P5" draw:layer="layout" svg:width="2.636cm" svg:height="0.738cm" svg:x="3.473cm" svg:y="24.243cm">
          <draw:text-box>
            <text:p text:style-name="P4"><text:span text:style-name="T1">1 <text:s/>3 <text:s/>4 <text:s/>5 <text:s/>2</text:span></text:p>
          </draw:text-box>
        </draw:frame>
        <draw:line draw:style-name="gr18" draw:text-style-name="P6" draw:layer="layout" svg:x1="6.78cm" svg:y1="19.579cm" svg:x2="7.574cm" svg:y2="19.579cm">
          <text:p/>
        </draw:line>
        <draw:frame draw:style-name="gr10" draw:text-style-name="P7" draw:layer="layout" svg:width="1.615cm" svg:height="0.64cm" svg:x="7.408cm" svg:y="19.248cm">
          <draw:text-box>
            <text:p text:style-name="P7">Screen</text:p>
          </draw:text-box>
        </draw:frame>
        <draw:frame draw:style-name="gr19" draw:text-style-name="P8" draw:layer="layout" svg:width="0.79cm" svg:height="0.818cm" svg:x="2.206cm" svg:y="24.078cm">
          <draw:text-box>
            <text:p text:style-name="P7"><text:span text:style-name="T3">+</text:span></text:p>
          </draw:text-box>
        </draw:frame>
        <draw:frame draw:style-name="gr10" draw:text-style-name="P9" draw:layer="layout" svg:width="0.786cm" svg:height="1.216cm" svg:x="1.555cm" svg:y="23.813cm">
          <draw:text-box>
            <text:p text:style-name="P7"><text:span text:style-name="T4">-</text:span></text:p>
          </draw:text-box>
        </draw:frame>
        <draw:frame draw:style-name="gr10" draw:text-style-name="P5" draw:layer="layout" svg:width="1.205cm" svg:height="0.738cm" svg:x="1.686cm" svg:y="24.473cm">
          <draw:text-box>
            <text:p text:style-name="P4"><text:span text:style-name="T5">12v</text:span></text:p>
          </draw:text-box>
        </draw:frame>
        <draw:frame draw:style-name="gr20" draw:text-style-name="P3" draw:layer="layout" svg:width="2.247cm" svg:height="1.123cm" svg:x="3.541cm" svg:y="24.712cm">
          <draw:text-box>
            <text:p text:style-name="P3">Controller</text:p>
            <text:p text:style-name="P3">Relays</text:p>
          </draw:text-box>
        </draw:frame>
        <draw:line draw:style-name="gr21" draw:text-style-name="P10" draw:layer="layout" svg:x1="5.623cm" svg:y1="25.896cm" svg:x2="5.623cm" svg:y2="26.656cm">
          <text:p/>
        </draw:line>
        <draw:frame draw:style-name="gr10" draw:text-style-name="P5" draw:layer="layout" svg:width="1.814cm" svg:height="0.738cm" svg:x="5.258cm" svg:y="26.79cm">
          <draw:text-box>
            <text:p text:style-name="P4"><text:span text:style-name="T1">L <text:s/>N <text:s/>E</text:span></text:p>
          </draw:text-box>
        </draw:frame>
        <draw:line draw:style-name="gr22" draw:text-style-name="P10" draw:layer="layout" svg:x1="5.656cm" svg:y1="25.962cm" svg:x2="3.671cm" svg:y2="25.962cm">
          <text:p/>
        </draw:line>
        <draw:rect draw:style-name="gr23" draw:text-style-name="P11" draw:layer="layout" svg:width="11.971cm" svg:height="0.734cm" svg:x="4.697cm" svg:y="27.857cm">
          <text:p text:style-name="P11">SYC Race Station Horn &amp; Lights Wiring</text:p>
        </draw:rect>
        <draw:frame draw:style-name="gr24" draw:text-style-name="P7" draw:layer="layout" svg:width="2.03cm" svg:height="0.64cm" svg:x="17.661cm" svg:y="27.88cm">
          <draw:text-box>
            <text:p text:style-name="P7">May 201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eal Arundale</meta:initial-creator>
    <meta:creation-date>2015-05-14T18:57:40.71</meta:creation-date>
    <dc:date>2015-05-15T11:56:39.76</dc:date>
    <dc:creator>Neal Arundale</dc:creator>
    <meta:editing-duration>PT01H21M49S</meta:editing-duration>
    <meta:editing-cycles>3</meta:editing-cycles>
    <meta:generator>OpenOffice.org/3.2$Win32 OpenOffice.org_project/320m12$Build-9483</meta:generator>
    <meta:document-statistic meta:object-count="59"/>
  </office:meta>
</office:document-meta>
</file>